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b7a3" officeooo:paragraph-rsid="0008b7a3"/>
    </style:style>
    <style:style style:name="P2" style:family="paragraph" style:parent-style-name="Standard" style:list-style-name="L1">
      <style:text-properties officeooo:rsid="0008b7a3" officeooo:paragraph-rsid="0008b7a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ções – Formatação com CSS</text:p>
      <text:p text:style-name="P1"/>
      <text:list xml:id="list2168956055" text:style-name="L1">
        <text:list-item>
          <text:p text:style-name="P2">Elabore o documento HTML com o conteúdo, e coloque a formatação nas regras CSS pelo método externo, tornando o texto compatível com a formatação apresentada no documento de exemplo.</text:p>
        </text:list-item>
        <text:list-item>
          <text:p text:style-name="P2">O seletor do corpo do documento HTML deve ser formatado para a fonte Arial, tamanho 12pt.</text:p>
        </text:list-item>
        <text:list-item>
          <text:p text:style-name="P2">O título deve ser uma tag de cabeçalho nível 1 na cor #6666CC.</text:p>
        </text:list-item>
        <text:list-item>
          <text:p text:style-name="P2">O texto informativo abaixo do título deve ser uma tag de cabeçalho nível 2 na cor #9999FF.</text:p>
        </text:list-item>
        <text:list-item>
          <text:p text:style-name="P2">O texto com o autor e data do artigo deve estar em um parágrafo. Ajuste sua cor para #808080, fonte Verdana, tamanho 10pt e negrito.</text:p>
        </text:list-item>
        <text:list-item>
          <text:p text:style-name="P2">Os subtítulos devem ser uma tag de cabeçalho nível 3 na cor #6666CC.</text:p>
        </text:list-item>
        <text:list-item>
          <text:p text:style-name="P2">O texto Galaxy M54 em negrito. Utilize a tag &lt;span&gt;.</text:p>
        </text:list-item>
        <text:list-item>
          <text:p text:style-name="P2">A primeira imagem deve ser redimensionada para 50%, com alinhamento centralizado, espaçamento horizontal e vertical de 10px.</text:p>
        </text:list-item>
        <text:list-item>
          <text:p text:style-name="P2">A segunda imagem deve ser redimensionada para 50% com alinhamento à direita e espaçamento superior de 10px e espaçamento a esquerda de 10 px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8:24:08.782500142</meta:creation-date>
    <dc:date>2023-03-31T08:33:26.009069803</dc:date>
    <meta:editing-duration>PT25S</meta:editing-duration>
    <meta:editing-cycles>1</meta:editing-cycles>
    <meta:document-statistic meta:table-count="0" meta:image-count="0" meta:object-count="0" meta:page-count="1" meta:paragraph-count="10" meta:word-count="177" meta:character-count="988" meta:non-whitespace-character-count="829"/>
    <meta:generator>LibreOffice/7.3.7.2$Linux_X86_64 LibreOffice_project/30$Build-2</meta:generator>
  </office:meta>
</office:document-meta>
</file>